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Féminines</text:p>
      <text:p text:style-name="Normal">Chaboud Julie Championne de France 2012</text:p>
      <text:p text:style-name="Normal">Mantel Cécile<text:s/></text:p>
      <text:p text:style-name="Normal">Fontaine Anne Cécile<text:s/></text:p>
      <text:p text:style-name="Normal">Dubois Caroline<text:s/></text:p>
      <text:p text:style-name="Normal">Cartoux-Boissy Sylvie<text:s/></text:p>
      <text:p text:style-name="Normal">Flament Marie Cécile<text:s/></text:p>
      <text:p text:style-name="Normal">Remplaçante Rocabert Patricia<text:s/></text:p>
      <text:p text:style-name="P2">Masculins</text:p>
      <text:p text:style-name="Normal">Lacombe Régis Champion de France 2012</text:p>
      <text:p text:style-name="Normal">Bordet Dominique<text:s/></text:p>
      <text:p text:style-name="Normal">Boch Michael<text:s/></text:p>
      <text:p text:style-name="Normal">Laget David<text:s/></text:p>
      <text:p text:style-name="Normal">Raymond Régis<text:s/></text:p>
      <text:p text:style-name="Normal">Jeanne Mickael<text:s/></text:p>
      <text:p text:style-name="Normal">Remplaçant Sghaier Nizar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un</meta:initial-creator>
    <dc:creator>brun</dc:creator>
    <meta:creation-date>2013-02-05T09:38:00Z</meta:creation-date>
    <dc:date>2013-02-05T09:38:00Z</dc:date>
    <meta:template xlink:href="Normal" xlink:type="simple"/>
    <meta:editing-cycles>2</meta:editing-cycles>
    <meta:editing-duration>PT0S</meta:editing-duration>
    <meta:document-statistic meta:page-count="1" meta:paragraph-count="1" meta:word-count="50" meta:character-count="330" meta:row-count="2" meta:non-whitespace-character-count="281"/>
  </office:meta>
</office:document-meta>
</file>